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Times3" svg:font-family="Times" style:font-adornments="Fett"/>
    <style:font-face style:name="Times" svg:font-family="Times" style:font-adornments="Standard"/>
    <style:font-face style:name="Courier New1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Standard" style:font-family-generic="roman" style:font-pitch="variable"/>
    <style:font-face style:name="Times New Roman" svg:font-family="'Times New Roman'" style:font-adornments="Fett" style:font-family-generic="roman" style:font-pitch="variable"/>
  </office:font-face-decls>
  <office:automatic-styles>
    <style:style style:name="Tabelle2" style:family="table">
      <style:table-properties style:width="17.801cm" table:align="margins"/>
    </style:style>
    <style:style style:name="Tabelle2.A" style:family="table-column">
      <style:table-column-properties style:column-width="1.72cm" style:rel-column-width="975*"/>
    </style:style>
    <style:style style:name="Tabelle2.B" style:family="table-column">
      <style:table-column-properties style:column-width="3.757cm" style:rel-column-width="2130*"/>
    </style:style>
    <style:style style:name="Tabelle2.C" style:family="table-column">
      <style:table-column-properties style:column-width="6.218cm" style:rel-column-width="3525*"/>
    </style:style>
    <style:style style:name="Tabelle2.D" style:family="table-column">
      <style:table-column-properties style:column-width="6.107cm" style:rel-column-width="3462*"/>
    </style:style>
    <style:style style:name="Tabel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D1" style:family="table-cell">
      <style:table-cell-properties style:vertical-align="middle"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padding="0.049cm" fo:border="0.002cm solid #000000"/>
    </style:style>
    <style:style style:name="P2" style:family="paragraph" style:parent-style-name="VDEText1">
      <style:paragraph-properties fo:text-align="center" style:justify-single-word="false"/>
    </style:style>
    <style:style style:name="P3" style:family="paragraph" style:parent-style-name="VDEUeberschrift1" style:master-page-name="VDERechteSeite">
      <style:paragraph-properties style:page-number="1"/>
    </style:style>
    <style:style style:name="P4" style:family="paragraph" style:parent-style-name="VDEProgOhneNrn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iesMich</text:h>
      <text:p text:style-name="VDEText1">im Ordner <text:span text:style-name="VDETextBetont2">projects\02_bspJasmin</text:span></text:p>
      <text:p text:style-name="VDEZwischenraum"/>
      <text:p text:style-name="VDEText1"/>
      <text:p text:style-name="VDEText1">Der Ordner <text:span text:style-name="VDETextProg">projects\02_bspJasmin</text:span> enthaelt mehrere Unterordner (z.B. <text:span text:style-name="VDETextProg">b05_variablen</text:span>).</text:p>
      <text:p text:style-name="VDEZwischenraum"/>
      <text:p text:style-name="VDEText1">Jeder solche Unterordnder enthält ein <text:span text:style-name="VDETextBetont2">Java-Programm</text:span>, (z.B. <text:span text:style-name="VDETextProg">Var01.java</text:span>)</text:p>
      <text:p text:style-name="VDEText1">und vier <text:span text:style-name="VDETextBetont2">Skripte</text:span> <text:span text:style-name="VDETextProg">a.cmd</text:span>, <text:span text:style-name="VDETextProg">b.cmd</text:span>, <text:span text:style-name="VDETextProg">c.cmd</text:span> und <text:span text:style-name="VDETextProg">clean.cmd</text:span>.</text:p>
      <text:p text:style-name="VDEZwischenraum"/>
      <text:p text:style-name="VDEText1">Was diese Skripte machen, wird hier am Beispiel des Unterordners <text:span text:style-name="VDETextProg">b05_variablen</text:span> erläutert. </text:p>
      <text:p text:style-name="VDEText1">Für die anderen Unterordner gilt ganz Entsprechendes.</text:p>
      <text:p text:style-name="VDEText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2"><text:span text:style-name="VDETextBetont2">Skript</text:span></text:p>
          </table:table-cell>
          <table:table-cell table:style-name="Tabelle2.B1" office:value-type="string">
            <text:p text:style-name="P2"><text:span text:style-name="VDETextBetont2">Was macht das </text:span></text:p>
            <text:p text:style-name="P2"><text:span text:style-name="VDETextBetont2">Skript?</text:span></text:p>
          </table:table-cell>
          <table:table-cell table:style-name="Tabelle2.A1" office:value-type="string">
            <text:p text:style-name="P2"><text:span text:style-name="VDETextBetont2">Von</text:span></text:p>
          </table:table-cell>
          <table:table-cell table:style-name="Tabelle2.D1" office:value-type="string">
            <text:p text:style-name="P2"><text:span text:style-name="VDETextBetont2">Nach</text:span></text:p>
          </table:table-cell>
        </table:table-row>
        <table:table-row>
          <table:table-cell table:style-name="Tabelle2.A2" office:value-type="string">
            <text:p text:style-name="P4">c.cmd</text:p>
          </table:table-cell>
          <table:table-cell table:style-name="Tabelle2.A2" office:value-type="string">
            <text:p text:style-name="VDEText1">compiliert</text:p>
          </table:table-cell>
          <table:table-cell table:style-name="Tabelle2.A2" office:value-type="string">
            <text:p text:style-name="VDEText1"><text:span text:style-name="VDETextProg">Var01.java <text:s/>(Java)</text:span></text:p>
          </table:table-cell>
          <table:table-cell table:style-name="Tabelle2.D2" office:value-type="string">
            <text:p text:style-name="VDEText1"><text:span text:style-name="VDETextProg">Var01.class (Bytecode)</text:span></text:p>
          </table:table-cell>
        </table:table-row>
        <table:table-row>
          <table:table-cell table:style-name="Tabelle2.A2" office:value-type="string">
            <text:p text:style-name="P4">b.cmd</text:p>
          </table:table-cell>
          <table:table-cell table:style-name="Tabelle2.A2" office:value-type="string">
            <text:p text:style-name="VDEText1">back-assembliert</text:p>
          </table:table-cell>
          <table:table-cell table:style-name="Tabelle2.A2" office:value-type="string">
            <text:p text:style-name="VDEText1"><text:span text:style-name="VDETextProg">Var01.class (Bytecode)</text:span></text:p>
          </table:table-cell>
          <table:table-cell table:style-name="Tabelle2.D2" office:value-type="string">
            <text:p text:style-name="VDEText1"><text:span text:style-name="VDETextProg">Var01.j <text:s text:c="4"/>(Jasmin)</text:span></text:p>
          </table:table-cell>
        </table:table-row>
        <table:table-row>
          <table:table-cell table:style-name="Tabelle2.A2" office:value-type="string">
            <text:p text:style-name="P4">a.cmd</text:p>
          </table:table-cell>
          <table:table-cell table:style-name="Tabelle2.A2" office:value-type="string">
            <text:p text:style-name="VDEText1">assembliert</text:p>
          </table:table-cell>
          <table:table-cell table:style-name="Tabelle2.A2" office:value-type="string">
            <text:p text:style-name="VDEText1"><text:span text:style-name="VDETextProg">Var01.j <text:s text:c="4"/>(Jasmin)</text:span></text:p>
          </table:table-cell>
          <table:table-cell table:style-name="Tabelle2.D2" office:value-type="string">
            <text:p text:style-name="VDEText1"><text:span text:style-name="VDETextProg">Var01.class (Bytecode)</text:span></text:p>
          </table:table-cell>
        </table:table-row>
      </table:table>
      <text:p text:style-name="VDEText1"/>
      <text:p text:style-name="VDEText1">Mit den Skripten kann man also:</text:p>
      <text:p text:style-name="VDEZwischenraum"/>
      <text:p text:style-name="VDEText1">Die <text:span text:style-name="VDETextProg">.java</text:span>-Dateie in eine <text:span text:style-name="VDETextProg">.class</text:span>-Datei compilieren.</text:p>
      <text:p text:style-name="VDEText1">Die <text:span text:style-name="VDETextProg">.class</text:span>-Datei in eine <text:span text:style-name="VDETextProg">.j</text:span>-Datei backk-assemblieren.</text:p>
      <text:p text:style-name="VDEZwischenraum"/>
      <text:p text:style-name="VDEText1">Die <text:span text:style-name="VDETextProg">.j</text:span>-Dateie kann man mit einem normalen Editor ansehen und verändern </text:p>
      <text:p text:style-name="VDEText1">(z.B. kann man String-Literale verändern oder zusätzliche Jasmin-Befehle einfügen etc.).</text:p>
      <text:p text:style-name="VDEZwischenraum"/>
      <text:p text:style-name="VDEText1">Die <text:span text:style-name="VDETextProg">.j</text:span>-Datei kan man in eine <text:span text:style-name="VDETextProg">.class</text:span>-Datei assemblieren.</text:p>
      <text:p text:style-name="VDEText1">Die <text:span text:style-name="VDETextProg">.class</text:span>-Datei kann man ausführen lassen (vom Interpreter <text:span text:style-name="VDETextProg">java.exe</text:span>) </text:p>
      <text:p text:style-name="VDEText1"/>
      <text:p text:style-name="VDEText1">Auf diese Weise kann man sich mit dem Java-Assembler Jasmin vertraut machen und herausfinden, in welche Maschinenbefehle der Java-Compiler <text:span text:style-name="VDETextProg">javac.exe</text:span> bestimmte Java-Konstrukte übersetzt.</text:p>
      <text:p text:style-name="VDEText1"/>
      <text:p text:style-name="VDEZwischenraum"/>
      <text:p text:style-name="VDEText1"/>
      <text:p text:style-name="VDEText1"/>
      <text:p text:style-name="VDEText1"/>
      <text:p text:style-name="VDEText1"/>
      <text:p text:style-name="VDEText1"/>
      <text:p text:style-name="VDEText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Times3" svg:font-family="Times" style:font-adornments="Fett"/>
    <style:font-face style:name="Times" svg:font-family="Times" style:font-adornments="Standard"/>
    <style:font-face style:name="Courier New1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Standard" style:font-family-generic="roman" style:font-pitch="variable"/>
    <style:font-face style:name="Times New Roman" svg:font-family="'Times New Roman'" style:font-adornments="Fett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Times" fo:font-size="12pt"/>
    </style:style>
    <style:style style:name="Text_20_body" style:display-name="Text body" style:family="paragraph" style:parent-style-name="AlleVordefinierten" style:class="text">
      <style:paragraph-properties fo:margin-top="0cm" fo:margin-bottom="0.212cm" fo:text-align="justify" style:justify-single-word="false"/>
    </style:style>
    <style:style style:name="Salutation" style:family="paragraph" style:parent-style-name="AlleVordefinierten" style:class="text">
      <style:paragraph-properties text:number-lines="false" text:line-number="0"/>
    </style:style>
    <style:style style:name="Signature" style:family="paragraph" style:parent-style-name="AlleVordefinierten" style:class="text">
      <style:paragraph-properties text:number-lines="false" text:line-number="0"/>
    </style:style>
    <style:style style:name="Heading" style:family="paragraph" style:parent-style-name="AlleVordefinierten" style:next-style-name="Text_20_body" style:class="text">
      <style:paragraph-properties fo:margin-top="0.423cm" fo:margin-bottom="0.212cm" fo:keep-with-next="always"/>
      <style:text-properties style:font-name="Times New Roman" fo:font-size="12pt" style:text-underline-style="solid" style:text-underline-width="auto" style:text-underline-color="font-color" fo:font-weight="bold"/>
    </style:style>
    <style:style style:name="Heading_20_1" style:display-name="Heading 1" style:family="paragraph" style:parent-style-name="Heading" style:next-style-name="Text_20_body" style:class="text">
      <style:text-properties fo:font-size="12pt" fo:font-weight="bold"/>
    </style:style>
    <style:style style:name="Heading_20_2" style:display-name="Heading 2" style:family="paragraph" style:parent-style-name="Heading" style:next-style-name="Text_20_body" style:class="text">
      <style:text-properties fo:font-size="12pt" fo:font-style="normal" fo:font-weight="bold"/>
    </style:style>
    <style:style style:name="Heading_20_3" style:display-name="Heading 3" style:family="paragraph" style:parent-style-name="Heading" style:class="text">
      <style:text-properties fo:font-size="12pt" fo:font-weight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List_20_4_20_Cont." style:display-name="List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Header" style:family="paragraph" style:parent-style-name="AlleVordefinierten" style:auto-update="true" style:class="extra">
      <style:paragraph-properties fo:padding="0.049cm" fo:border="0.002cm solid #000000">
        <style:tab-stops>
          <style:tab-stop style:position="8.498cm" style:type="center"/>
          <style:tab-stop style:position="17.674cm" style:type="right"/>
        </style:tab-stops>
      </style:paragraph-properties>
    </style:style>
    <style:style style:name="Header_20_left" style:display-name="Header left" style:family="paragraph" style:parent-style-name="AlleVordefinierten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AlleVordefinierten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AlleVordefinierten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AlleVordefinierten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AlleVordefinierten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style:paragraph-properties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AlleVordefinierten" style:class="extra">
      <style:paragraph-properties fo:margin-top="0.212cm" fo:margin-bottom="0.212cm"/>
      <style:text-properties fo:font-size="10pt" fo:font-style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AlleVordefinierten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AlleVordefinierten" style:class="extra">
      <style:paragraph-properties fo:margin-top="0cm" fo:margin-bottom="0.106cm" text:number-lines="false" text:line-number="0"/>
    </style:style>
    <style:style style:name="Sender" style:family="paragraph" style:parent-style-name="AlleVordefinierten" style:class="extra">
      <style:paragraph-properties fo:margin-top="0cm" fo:margin-bottom="0.106cm" text:number-lines="false" text:line-number="0"/>
    </style:style>
    <style:style style:name="Endnote" style:family="paragraph" style:parent-style-name="AlleVordefinierten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AlleVordefinierten" style:class="index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.199cm" fo:margin-bottom="0cm" fo:text-indent="0cm" style:auto-text-indent="false">
        <style:tab-stops/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/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/>
      </style:paragraph-properties>
      <style:text-properties fo:font-size="10pt"/>
    </style:style>
    <style:style style:name="Quotations" style:family="paragraph" style:parent-style-name="AlleVordefinierten" style:class="html">
      <style:paragraph-properties fo:margin="100%"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AlleVordefinierten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Horizontal_20_Line" style:display-name="Horizontal Line" style:family="paragraph" style:parent-style-name="AlleVordefinierten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AlleVordefinierten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AlleVordefinierten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SkriptKopf" style:family="paragraph" style:parent-style-name="Header"/>
    <style:style style:name="VDEProgMitNrn" style:family="paragraph" style:list-style-name="VDEProgNrn" style:master-page-name="">
      <style:paragraph-properties style:page-number="auto"/>
      <style:text-properties style:font-name="Courier New" fo:font-size="10pt" fo:language="zxx" fo:country="none"/>
    </style:style>
    <style:style style:name="VDEText1" style:family="paragraph" style:next-style-name="VDEZwischenraum" style:master-page-name="">
      <style:paragraph-properties fo:margin-top="0cm" fo:margin-bottom="0cm" fo:orphans="2" fo:widows="2" fo:hyphenation-ladder-count="no-limit" style:page-number="auto"/>
      <style:text-properties fo:hyphenate="true" fo:hyphenation-remain-char-count="2" fo:hyphenation-push-char-count="2"/>
    </style:style>
    <style:style style:name="VDEUeberschrift1" style:family="paragraph" style:next-style-name="VDEText1" style:default-outline-level="1" style:master-page-name="">
      <style:paragraph-properties fo:margin="100%" fo:margin-left="0cm" fo:margin-right="0cm" fo:margin-top="0cm" fo:margin-bottom="0.199cm" fo:text-indent="0cm" style:auto-text-indent="false" style:page-number="auto">
        <style:tab-stops/>
      </style:paragraph-properties>
      <style:text-properties style:font-name="Times2" fo:font-size="12pt" style:text-underline-style="none" fo:font-weight="bold"/>
    </style:style>
    <style:style style:name="VDEUeberschrift2" style:family="paragraph" style:next-style-name="VDEText1">
      <style:paragraph-properties fo:margin="100%" fo:margin-left="0cm" fo:margin-right="0cm" fo:margin-top="0cm" fo:margin-bottom="0.199cm" fo:text-indent="0cm" style:auto-text-indent="false">
        <style:tab-stops/>
      </style:paragraph-properties>
      <style:text-properties style:font-name="Times2" fo:font-size="12pt" style:text-underline-style="none" fo:font-weight="bold"/>
    </style:style>
    <style:style style:name="VDEUeberschrift3" style:family="paragraph" style:next-style-name="VDEText1">
      <style:paragraph-properties fo:margin="100%" fo:margin-left="0cm" fo:margin-right="0cm" fo:margin-top="0cm" fo:margin-bottom="0.199cm" fo:text-indent="0cm" style:auto-text-indent="false">
        <style:tab-stops/>
      </style:paragraph-properties>
      <style:text-properties fo:font-size="12pt" style:text-underline-style="none" fo:font-weight="bold"/>
    </style:style>
    <style:style style:name="VDEUeberschrift" style:family="paragraph" style:next-style-name="VDEText1" style:master-page-name="">
      <style:paragraph-properties fo:margin="100%" fo:margin-left="0cm" fo:margin-right="0cm" fo:margin-top="0cm" fo:margin-bottom="0.199cm" fo:text-indent="0cm" style:auto-text-indent="false" style:page-number="auto">
        <style:tab-stops/>
      </style:paragraph-properties>
      <style:text-properties style:font-name="Times2" fo:font-size="12pt" style:text-underline-style="none" fo:font-weight="bold"/>
    </style:style>
    <style:style style:name="VDEZwischenraum" style:family="paragraph" style:next-style-name="VDEText1">
      <style:text-properties fo:font-size="4pt"/>
    </style:style>
    <style:style style:name="VDEProg" style:family="paragraph">
      <style:text-properties fo:font-size="8pt" fo:language="zxx" fo:country="none"/>
    </style:style>
    <style:style style:name="VDEProgOhneNrn" style:family="paragraph">
      <style:text-properties style:font-name="Courier New" fo:font-size="10pt" fo:language="zxx" fo:country="none"/>
    </style:style>
    <style:style style:name="AlleVordefinierten" style:family="paragraph"/>
    <style:style style:name="Footnote_20_Symbol" style:display-name="Footnote Symbol" style:family="text" style:parent-style-name="AlleVordefinierten"/>
    <style:style style:name="Page_20_Number" style:display-name="Page Number" style:family="text" style:parent-style-name="AlleVordefinierten"/>
    <style:style style:name="Caption_20_characters" style:display-name="Caption characters" style:family="text" style:parent-style-name="AlleVordefinierten"/>
    <style:style style:name="Drop_20_Caps" style:display-name="Drop Caps" style:family="text" style:parent-style-name="AlleVordefinierten"/>
    <style:style style:name="Numbering_20_Symbols" style:display-name="Numbering Symbols" style:family="text" style:parent-style-name="AlleVordefinierten"/>
    <style:style style:name="Bullet_20_Symbols" style:display-name="Bullet Symbols" style:family="text" style:parent-style-name="AlleVordefinierten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lleVordefinierten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 style:parent-style-name="AlleVordefinierten">
      <style:text-properties fo:color="#800000" style:text-underline-style="solid" style:text-underline-width="auto" style:text-underline-color="font-color"/>
    </style:style>
    <style:style style:name="Placeholder" style:family="text" style:parent-style-name="AlleVordefinierten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 style:parent-style-name="AlleVordefinierten"/>
    <style:style style:name="Endnote_20_Symbol" style:display-name="Endnote Symbol" style:family="text" style:parent-style-name="AlleVordefinierten"/>
    <style:style style:name="Line_20_numbering" style:display-name="Line numbering" style:family="text" style:parent-style-name="AlleVordefinierten"/>
    <style:style style:name="Main_20_index_20_entry" style:display-name="Main index entry" style:family="text" style:parent-style-name="AlleVordefinierten">
      <style:text-properties fo:font-weight="bold" style:font-weight-asian="bold" style:font-weight-complex="bold"/>
    </style:style>
    <style:style style:name="Footnote_20_anchor" style:display-name="Footnote anchor" style:family="text" style:parent-style-name="AlleVordefinierten">
      <style:text-properties style:text-position="super 58%"/>
    </style:style>
    <style:style style:name="Endnote_20_anchor" style:display-name="Endnote anchor" style:family="text" style:parent-style-name="AlleVordefinierten">
      <style:text-properties style:text-position="super 58%"/>
    </style:style>
    <style:style style:name="Rubies" style:family="text" style:parent-style-name="AlleVordefinierten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 style:parent-style-name="AlleVordefinierten">
      <style:text-properties style:text-rotation-angle="90" style:text-rotation-scale="line-height"/>
    </style:style>
    <style:style style:name="Emphasis" style:family="text" style:parent-style-name="AlleVordefinierten">
      <style:text-properties fo:font-style="italic"/>
    </style:style>
    <style:style style:name="Citation" style:family="text" style:parent-style-name="AlleVordefinierten">
      <style:text-properties fo:font-style="italic" style:font-style-asian="italic" style:font-style-complex="italic"/>
    </style:style>
    <style:style style:name="Strong_20_Emphasis" style:display-name="Strong Emphasis" style:family="text" style:parent-style-name="AlleVordefinierten">
      <style:text-properties fo:font-weight="bold" style:font-weight-asian="bold" style:font-weight-complex="bold"/>
    </style:style>
    <style:style style:name="Source_20_Text" style:display-name="Source Text" style:family="text" style:parent-style-name="AlleVordefinierten">
      <style:text-properties style:font-name="Cumberland" style:font-name-asian="Cumberland" style:font-name-complex="Cumberland"/>
    </style:style>
    <style:style style:name="Example" style:family="text" style:parent-style-name="AlleVordefinierten">
      <style:text-properties style:font-name="Cumberland" style:font-name-asian="Cumberland" style:font-name-complex="Cumberland"/>
    </style:style>
    <style:style style:name="User_20_Entry" style:display-name="User Entry" style:family="text" style:parent-style-name="AlleVordefinierten">
      <style:text-properties style:font-name="Cumberland" style:font-name-asian="Cumberland" style:font-name-complex="Cumberland"/>
    </style:style>
    <style:style style:name="Variable" style:family="text" style:parent-style-name="AlleVordefinierten">
      <style:text-properties fo:font-style="italic" style:font-style-asian="italic" style:font-style-complex="italic"/>
    </style:style>
    <style:style style:name="Definition" style:family="text" style:parent-style-name="AlleVordefinierten"/>
    <style:style style:name="Teletype" style:family="text" style:parent-style-name="AlleVordefinierten">
      <style:text-properties style:font-name="Cumberland" style:font-name-asian="Cumberland" style:font-name-complex="Cumberland"/>
    </style:style>
    <style:style style:name="VDEHoch" style:family="text">
      <style:text-properties style:text-position="super 58%" style:font-name="Times" fo:font-size="12pt"/>
    </style:style>
    <style:style style:name="VDETief" style:family="text">
      <style:text-properties style:text-position="sub 58%" style:font-name="Times1" fo:font-size="12pt"/>
    </style:style>
    <style:style style:name="VDEProgBetont" style:family="text">
      <style:text-properties style:font-name="Courier New1" fo:font-size="10pt" fo:font-style="normal" fo:font-weight="bold"/>
    </style:style>
    <style:style style:name="VDETextBetont1" style:family="text">
      <style:text-properties style:font-name="Times3" fo:font-size="12pt" fo:font-style="italic" fo:font-weight="normal"/>
    </style:style>
    <style:style style:name="VDETextBetont2" style:family="text">
      <style:text-properties fo:font-style="normal" style:text-underline-style="none" fo:font-weight="bold"/>
    </style:style>
    <style:style style:name="VDETextProg" style:family="text">
      <style:text-properties style:font-name="Courier New1" fo:font-size="12pt" fo:language="zxx" fo:country="none" fo:font-style="normal" fo:font-weight="normal"/>
    </style:style>
    <style:style style:name="AlleVordefinierten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99cm"/>
      </text:outline-level-style>
      <text:outline-level-style text:level="2" style:num-suffix=". " style:num-format="1" text:display-levels="2">
        <style:list-level-properties text:min-label-distance="0.199cm"/>
      </text:outline-level-style>
      <text:outline-level-style text:level="3" style:num-suffix=". " style:num-format="1" text:display-levels="3">
        <style:list-level-properties text:min-label-distance="0.199cm"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VDEProgNrn">
      <text:list-level-style-number text:level="1" style:num-format="1">
        <style:list-level-properties text:min-label-width="0.801cm" text:min-label-distance="0.199cm" fo:text-align="end"/>
      </text:list-level-style-number>
      <text:list-level-style-number text:level="2" style:num-format="1">
        <style:list-level-properties text:space-before="0.501cm" text:min-label-width="0.801cm" text:min-label-distance="0.199cm" fo:text-align="end"/>
      </text:list-level-style-number>
      <text:list-level-style-number text:level="3" style:num-format="1">
        <style:list-level-properties text:space-before="1cm" text:min-label-width="0.801cm" text:min-label-distance="0.199cm" fo:text-align="end"/>
      </text:list-level-style-number>
      <text:list-level-style-number text:level="4" style:num-format="1">
        <style:list-level-properties text:space-before="1.501cm" text:min-label-width="0.801cm" text:min-label-distance="0.199cm" fo:text-align="end"/>
      </text:list-level-style-number>
      <text:list-level-style-number text:level="5" style:num-format="1">
        <style:list-level-properties text:space-before="2cm" text:min-label-width="0.801cm" text:min-label-distance="0.199cm" fo:text-align="end"/>
      </text:list-level-style-number>
      <text:list-level-style-number text:level="6" style:num-format="1">
        <style:list-level-properties text:space-before="2.501cm" text:min-label-width="0.801cm" text:min-label-distance="0.199cm" fo:text-align="end"/>
      </text:list-level-style-number>
      <text:list-level-style-number text:level="7" style:num-format="1">
        <style:list-level-properties text:space-before="3cm" text:min-label-width="0.801cm" text:min-label-distance="0.199cm" fo:text-align="end"/>
      </text:list-level-style-number>
      <text:list-level-style-number text:level="8" style:num-format="1">
        <style:list-level-properties text:space-before="3.501cm" text:min-label-width="0.801cm" text:min-label-distance="0.199cm" fo:text-align="end"/>
      </text:list-level-style-number>
      <text:list-level-style-number text:level="9" style:num-format="1">
        <style:list-level-properties text:space-before="4cm" text:min-label-width="0.801cm" text:min-label-distance="0.199cm" fo:text-align="end"/>
      </text:list-level-style-number>
      <text:list-level-style-number text:level="10" style:num-format="1">
        <style:list-level-properties text:space-before="4.501cm" text:min-label-width="0.801cm" text:min-label-distance="0.199cm" fo:text-align="end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="0.002cm solid #0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1.6cm" fo:margin-bottom="1.6cm" fo:margin-left="1.6cm" fo:margin-right="1.6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7" style:page-usage="right">
      <style:page-layout-properties fo:page-width="21.001cm" fo:page-height="29.7cm" style:num-format="1" style:print-orientation="portrait" fo:margin-top="1.6cm" fo:margin-bottom="1.6cm" fo:margin-left="1.6cm" fo:margin-right="1.6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VDEBuch">
      <style:header>
        <text:p text:style-name="SkriptKopf"><text:tab/>Java, schreiben und ausführen</text:p>
      </style:header>
      <style:footer>
        <text:p text:style-name="Footer"><text:tab/>- <text:page-number text:select-page="current">1</text:page-number> -</text:p>
      </style:footer>
    </style:master-page>
    <style:master-page style:name="First_20_Page" style:display-name="First Page" style:page-layout-name="Mpm2" style:next-style-name="VDELinkeSeite"/>
    <style:master-page style:name="Left_20_Page" style:display-name="Left Page" style:page-layout-name="Mpm3"/>
    <style:master-page style:name="Right_20_Page" style:display-name="Right Page" style:page-layout-name="Mpm4"/>
    <style:master-page style:name="VDEBuch" style:page-layout-name="Mpm5"/>
    <style:master-page style:name="VDELinkeSeite" style:page-layout-name="Mpm6" style:next-style-name="VDERechteSeite">
      <style:header>
        <text:p text:style-name="MP1">S. <text:page-number text:select-page="current">1</text:page-number>, SS14<text:tab/><text:chapter text:display="number-and-name" text:outline-level="3">LiesMich</text:chapter><text:tab/>Beuth-Hochschule</text:p>
      </style:header>
    </style:master-page>
    <style:master-page style:name="VDERechteSeite" style:page-layout-name="Mpm7" style:next-style-name="VDELinkeSeite">
      <style:header>
        <text:p text:style-name="MP1">Beuth Hochschule<text:tab/><text:chapter text:display="name" text:outline-level="1">LiesMich</text:chapter><text:tab/>SS14</text:p>
      </style:header>
    </style:master-page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>OpenOfficeBhtPapierVorlage</dc:title>
    <meta:creation-date>2014-03-19T07:07:15.15</meta:creation-date>
    <dc:language>de-DE</dc:language>
    <meta:editing-cycles>4</meta:editing-cycles>
    <meta:editing-duration>PT11M4S</meta:editing-duration>
    <meta:initial-creator>Ulrich Grude</meta:initial-creator>
    <dc:date>2014-03-19T07:50:22.42</dc:date>
    <dc:creator>Ulrich Grude</dc:creator>
    <meta:printed-by>Ulrich Grude</meta:printed-by>
    <meta:print-date>2014-03-19T07:49:33.24</meta:print-date>
    <meta:document-statistic meta:table-count="1" meta:image-count="0" meta:object-count="0" meta:page-count="1" meta:paragraph-count="36" meta:word-count="167" meta:character-count="1301"/>
    <meta:user-defined meta:name="Info 1"/>
    <meta:user-defined meta:name="Info 2"/>
    <meta:user-defined meta:name="Info 3"/>
    <meta:user-defined meta:name="Info 4"/>
    <meta:template xlink:type="simple" xlink:actuate="onRequest" xlink:title="OpenOfficeBhtPapierVorlage" xlink:href="file:///C:/Users/ULI/AppData/Roaming/OpenOffice/4/user/template/OpenOfficeBhtPapierVorlage.ott" meta:date="2014-03-19T07:07:14.91"/>
  </office:meta>
</office:document-meta>
</file>